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irst_20_paragraph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officeooo:paragraph-rsid="00171e24"/>
    </style:style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7">
      <style:paragraph-properties fo:margin-top="0cm" fo:margin-bottom="0cm" style:contextual-spacing="false"/>
    </style:style>
    <style:style style:name="P13" style:family="paragraph" style:parent-style-name="Text_20_body" style:list-style-name="L8"/>
    <style:style style:name="P14" style:family="paragraph" style:parent-style-name="Text_20_body" style:list-style-name="L8">
      <style:text-properties officeooo:paragraph-rsid="000829e3"/>
    </style:style>
    <style:style style:name="P15" style:family="paragraph" style:parent-style-name="Text_20_body">
      <style:text-properties officeooo:paragraph-rsid="001057ec"/>
    </style:style>
    <style:style style:name="P16" style:family="paragraph" style:parent-style-name="Heading_20_3">
      <style:paragraph-properties fo:margin-top="0cm" fo:margin-bottom="0cm" style:contextual-spacing="false"/>
    </style:style>
    <style:style style:name="P17" style:family="paragraph" style:parent-style-name="Text_20_body" style:list-style-name="L9">
      <style:text-properties officeooo:paragraph-rsid="001057ec"/>
    </style:style>
    <style:style style:name="P18" style:family="paragraph" style:parent-style-name="Text_20_body" style:list-style-name="L9">
      <style:text-properties officeooo:paragraph-rsid="00171e24"/>
    </style:style>
    <style:style style:name="P19" style:family="paragraph" style:parent-style-name="Text_20_body" style:list-style-name="L9">
      <style:text-properties officeooo:paragraph-rsid="001213d8"/>
    </style:style>
    <style:style style:name="P20" style:family="paragraph" style:parent-style-name="Text_20_body">
      <style:text-properties fo:font-weight="bold" officeooo:paragraph-rsid="001213d8" style:font-weight-asian="bold" style:font-weight-complex="bold"/>
    </style:style>
    <style:style style:name="P21" style:family="paragraph" style:parent-style-name="Text_20_body" style:list-style-name="L9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officeooo:paragraph-rsid="00171e24"/>
    </style:style>
    <style:style style:name="P22" style:family="paragraph" style:parent-style-name="Horizontal_20_Line">
      <style:paragraph-properties fo:margin-left="0cm" fo:text-indent="0cm" style:auto-text-indent="false"/>
      <style:text-properties officeooo:paragraph-rsid="001057ec"/>
    </style:style>
    <style:style style:name="P23" style:family="paragraph" style:parent-style-name="Heading_20_3">
      <style:text-properties officeooo:paragraph-rsid="001057ec"/>
    </style:style>
    <style:style style:name="P24" style:family="paragraph" style:parent-style-name="First_20_paragraph">
      <style:text-properties officeooo:paragraph-rsid="001057ec"/>
    </style:style>
    <style:style style:name="P25" style:family="paragraph" style:parent-style-name="Text_20_body" style:list-style-name="L10">
      <style:paragraph-properties fo:margin-top="0cm" fo:margin-bottom="0cm" style:contextual-spacing="false"/>
    </style:style>
    <style:style style:name="P26" style:family="paragraph" style:parent-style-name="Text_20_body" style:list-style-name="L10">
      <style:paragraph-properties fo:margin-top="0cm" fo:margin-bottom="0cm" style:contextual-spacing="false"/>
      <style:text-properties officeooo:paragraph-rsid="000829e3"/>
    </style:style>
    <style:style style:name="P27" style:family="paragraph" style:parent-style-name="Text_20_body" style:list-style-name="L11">
      <style:paragraph-properties fo:margin-top="0cm" fo:margin-bottom="0cm" style:contextual-spacing="false"/>
    </style:style>
    <style:style style:name="P28" style:family="paragraph" style:parent-style-name="Text_20_body" style:list-style-name="L12">
      <style:paragraph-properties fo:margin-top="0cm" fo:margin-bottom="0cm" style:contextual-spacing="false"/>
    </style:style>
    <style:style style:name="P29" style:family="paragraph" style:parent-style-name="Text_20_body" style:list-style-name="L13">
      <style:paragraph-properties fo:margin-top="0cm" fo:margin-bottom="0cm" style:contextual-spacing="false"/>
    </style:style>
    <style:style style:name="T1" style:family="text">
      <style:text-properties style:text-underline-style="none"/>
    </style:style>
    <style:style style:name="T2" style:family="text">
      <style:text-properties officeooo:rsid="00171e2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8f006"/>
    </style:style>
    <style:style style:name="T5" style:family="text">
      <style:text-properties officeooo:rsid="000a68ce"/>
    </style:style>
    <style:style style:name="T6" style:family="text">
      <style:text-properties officeooo:rsid="001057ec"/>
    </style:style>
    <style:style style:name="T7" style:family="text">
      <style:text-properties fo:font-weight="bold" officeooo:rsid="001057ec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erhii <text:span text:style-name="Visited_20_Internet_20_Link"><text:span text:style-name="T1">Mykhailovskyi</text:span></text:span></text:h>
      <text:h text:style-name="Heading_20_3" text:outline-level="3">Full-Stack Developer • DevOps Engineer • Platform Architect</text:h>
      <text:p text:style-name="P1">TypeScript &amp; Node.<text:span text:style-name="T2">js</text:span> Architect, Vue/NestJS, gRPC, API Design, Dev Experience, Kubernetes, ProxMox, Docker, Bare-Metal Clusters, Virtualization, Systems Automation</text:p>
      <text:p text:style-name="P2"/>
      <text:p text:style-name="Text_20_body">Remote / Freelance – Based in Cancun, Mexico</text:p>
      <text:p text:style-name="P3"/>
      <text:p text:style-name="Horizontal_20_Line"/>
      <text:h text:style-name="Heading_20_3" text:outline-level="3">📢 Contact</text:h>
      <text:list text:style-name="L1">
        <text:list-item>
          <text:p text:style-name="P4"><text:a xlink:type="simple" xlink:href="mailto:serio@smounters.com" text:style-name="Internet_20_link" text:visited-style-name="Visited_20_Internet_20_Link"><text:span text:style-name="Definition">E-Mail</text:span></text:a></text:p>
        </text:list-item>
        <text:list-item>
          <text:p text:style-name="P4"><text:a xlink:type="simple" xlink:href="https://t.me/JaksonTeller" text:style-name="Internet_20_link" text:visited-style-name="Visited_20_Internet_20_Link"><text:span text:style-name="Definition">Telegram</text:span></text:a></text:p>
        </text:list-item>
        <text:list-item>
          <text:p text:style-name="P4"><text:a xlink:type="simple" xlink:href="https://x.com/SerhiiMyk" text:style-name="Internet_20_link" text:visited-style-name="Visited_20_Internet_20_Link"><text:span text:style-name="Definition">X (Twitter)</text:span></text:a></text:p>
        </text:list-item>
        <text:list-item>
          <text:p text:style-name="P4"><text:a xlink:type="simple" xlink:href="https://wa.me/5215629909403" text:style-name="Internet_20_link" text:visited-style-name="Visited_20_Internet_20_Link"><text:span text:style-name="Definition">WhatsApp</text:span></text:a></text:p>
        </text:list-item>
      </text:list>
      <text:p text:style-name="Horizontal_20_Line"/>
      <text:h text:style-name="Heading_20_3" text:outline-level="3">🎯 Professional Summary</text:h>
      <text:p text:style-name="First_20_paragraph">Seasoned technology professional with <text:span text:style-name="T3">25+ years of comprehensive IT experience</text:span>, currently specializing as a Full-Stack Developer and DevOps Engineer focused on modern TypeScript/Node.<text:span text:style-name="T2">js</text:span> architectures, blockchain integration, and enterprise infrastructure management. Proven track record of building scalable platforms from concept to production, including self-hosted SaaS solutions and Web3 applications. Expert in bare-metal cluster deployment, Kubernetes orchestration, and end-to-end system automation. Successfully founded and scaled IT companies while delivering mission-critical infrastructure for 100+ enterprise clients across diverse industries.</text:p>
      <text:p text:style-name="Horizontal_20_Line"/>
      <text:h text:style-name="Heading_20_3" text:outline-level="3">🛠 Technical Skills</text:h>
      <text:h text:style-name="Heading_20_5" text:outline-level="5">Programming Languages &amp; Frameworks</text:h>
      <text:list text:style-name="L2">
        <text:list-item>
          <text:p text:style-name="P5"><text:span text:style-name="T3">JavaScript/TypeScript</text:span> — Expert (Node.<text:span text:style-name="T2">js</text:span>, NestJS, Nuxt, Vue)</text:p>
        </text:list-item>
        <text:list-item>
          <text:p text:style-name="P6"><text:span text:style-name="T3">Java</text:span> — Intermediate</text:p>
        </text:list-item>
        <text:list-item>
          <text:p text:style-name="P6"><text:span text:style-name="T3">Rust</text:span> — Intermediate</text:p>
        </text:list-item>
        <text:list-item>
          <text:p text:style-name="P6"><text:span text:style-name="T3">Solidity</text:span> — Intermediate</text:p>
        </text:list-item>
        <text:list-item>
          <text:p text:style-name="P6"><text:span text:style-name="T3">Shell Scripting</text:span> — Advanced</text:p>
        </text:list-item>
      </text:list>
      <text:h text:style-name="Heading_20_5" text:outline-level="5">Backend &amp; API Development</text:h>
      <text:list text:style-name="L3">
        <text:list-item>
          <text:p text:style-name="P7"><text:span text:style-name="T3">Frameworks:</text:span> NestJS, Express, Fastify</text:p>
        </text:list-item>
        <text:list-item>
          <text:p text:style-name="P7"><text:span text:style-name="T3">API Design:</text:span> REST, GraphQL, gRPC</text:p>
        </text:list-item>
        <text:list-item>
          <text:p text:style-name="P7"><text:span text:style-name="T3">Databases:</text:span> PostgreSQL, MongoDB, Redis</text:p>
        </text:list-item>
        <text:list-item>
          <text:p text:style-name="P7"><text:span text:style-name="T3">Message Queues:</text:span> RabbitMQ</text:p>
        </text:list-item>
      </text:list>
      <text:h text:style-name="Heading_20_5" text:outline-level="5">DevOps &amp; Infrastructure</text:h>
      <text:list text:style-name="L4">
        <text:list-item>
          <text:p text:style-name="P8"><text:span text:style-name="T3">Containerization:</text:span> Docker, Kubernetes, Helm</text:p>
        </text:list-item>
        <text:list-item>
          <text:p text:style-name="P8"><text:span text:style-name="T3">Virtualization:</text:span> ProxMox, VMware, bare-metal clusters</text:p>
        </text:list-item>
        <text:list-item>
          <text:p text:style-name="P8"><text:span text:style-name="T3">CI/CD:</text:span> GitLab CI, GitHub Actions</text:p>
        </text:list-item>
        <text:list-item>
          <text:p text:style-name="P8"><text:soft-page-break/><text:span text:style-name="T3">Monitoring:</text:span> Prometheus, Grafana, ELK stack</text:p>
        </text:list-item>
        <text:list-item>
          <text:p text:style-name="P8"><text:span text:style-name="T3">Cloud Platforms:</text:span> Self-hosted solutions, hybrid infrastructure</text:p>
        </text:list-item>
      </text:list>
      <text:h text:style-name="Heading_20_5" text:outline-level="5">Frontend &amp; Web Technologies</text:h>
      <text:list text:style-name="L5">
        <text:list-item>
          <text:p text:style-name="P9"><text:span text:style-name="T3">Vue</text:span> — Advanced (Nuxt 3, Vue 3, Composition API, Pinia, Quasar, Vuetify)</text:p>
        </text:list-item>
        <text:list-item>
          <text:p text:style-name="P10"><text:span text:style-name="T3">Web Standards:</text:span> HTML5, CSS3, TypeScript</text:p>
        </text:list-item>
        <text:list-item>
          <text:p text:style-name="P9"><text:span text:style-name="T3">Build Tools:</text:span> Vite, Webpack, <text:span text:style-name="T4">esb</text:span>uild</text:p>
        </text:list-item>
      </text:list>
      <text:h text:style-name="Heading_20_5" text:outline-level="5">Blockchain &amp; Web3</text:h>
      <text:list text:style-name="L6">
        <text:list-item>
          <text:p text:style-name="P11"><text:span text:style-name="T3">Smart Contracts:</text:span> Solidity, Ethereum</text:p>
        </text:list-item>
        <text:list-item>
          <text:p text:style-name="P11"><text:span text:style-name="T3">Web3 Integration:</text:span> ethers.js, wallet connections</text:p>
        </text:list-item>
        <text:list-item>
          <text:p text:style-name="P11"><text:span text:style-name="T3">DeFi:</text:span> DEX, yield farming, tokenomics</text:p>
        </text:list-item>
      </text:list>
      <text:h text:style-name="Heading_20_5" text:outline-level="5">System Administration</text:h>
      <text:list text:style-name="L7">
        <text:list-item>
          <text:p text:style-name="P12"><text:span text:style-name="T3">Linux Administration</text:span> — Advanced (Ubuntu, CentOS, RHEL)</text:p>
        </text:list-item>
        <text:list-item>
          <text:p text:style-name="P12"><text:span text:style-name="T3">Networking:</text:span> VPN, firewall configuration, load balancing, routing</text:p>
        </text:list-item>
        <text:list-item>
          <text:p text:style-name="P12"><text:span text:style-name="T3">Security:</text:span> SSL/TLS, authentication systems, access control</text:p>
        </text:list-item>
        <text:list-item>
          <text:p text:style-name="P12"><text:span text:style-name="T3">Backup &amp; Recovery:</text:span> Automated backup strategies (ProxMox backup server, BorgBackup, shell scripting)</text:p>
        </text:list-item>
      </text:list>
      <text:p text:style-name="Horizontal_20_Line"/>
      <text:h text:style-name="Heading_20_3" text:outline-level="3">🏆 Key Achievements</text:h>
      <text:list text:style-name="L8">
        <text:list-item>
          <text:p text:style-name="P13"><text:a xlink:type="simple" xlink:href="https://dev.vivabite.life/" text:style-name="Internet_20_link" text:visited-style-name="Visited_20_Internet_20_Link"><text:span text:style-name="Internet_20_link"><text:span text:style-name="T3">VivaBite</text:span></text:span></text:a> — A self-hosted <text:span text:style-name="T3">SaaS platform for cafe, restaurants and hospitality</text:span>, offering digital, multilingual menu publishing with full admin control.<text:line-break/>Access to the platform is granted via the <text:span text:style-name="T3">$VBITE</text:span> token or USDT TRC20, while lifetime subscriptions are distributed as NFTs during the crowdsale. Includes OAuth 2.0 and token-based auth<text:span text:style-name="T5">entication</text:span>, NFT minting, multi-token payments with Chainlink price feeds, Telegram bot, and full-stack web dashboard.<text:line-break/><text:span text:style-name="T3">Entire project — from backend to blockchain — developed and maintained solo.</text:span></text:p>
        </text:list-item>
        <text:list-item>
          <text:p text:style-name="P13"><text:a xlink:type="simple" xlink:href="https://musked.lol/" text:style-name="Internet_20_link" text:visited-style-name="Visited_20_Internet_20_Link"><text:span text:style-name="Definition"><text:span text:style-name="T3">MUSKED</text:span></text:span></text:a> — A meme coin on Solana satirizing the political dynamics involving Elon Musk, Donald Trump, and broader public discourse.<text:line-break/>I created the token, built the landing page, developed the visual identity, and created an automated Twitter bot for community engagement.<text:line-break/><text:span text:style-name="T3">Fully developed, deployed, and maintained independently.</text:span></text:p>
        </text:list-item>
        <text:list-item>
          <text:p text:style-name="P14"><text:a xlink:type="simple" xlink:href="https://medium.com/@sergio_fatalist" text:style-name="Internet_20_link" text:visited-style-name="Visited_20_Internet_20_Link"><text:span text:style-name="Definition"><text:span text:style-name="T3">Technical Writing on Medium</text:span></text:span></text:a> —<text:line-break/>I regularly share practical insights from real-world development and DevOps challenges.<text:line-break/>Topics include TypeScript vs JavaScript in production, gRPC adoption strategies, and Web3 tooling behind my own projects.<text:line-break/>Articles published under the VivaBite blog and personal branding.</text:p>
        </text:list-item>
      </text:list>
      <text:p text:style-name="Horizontal_20_Line"/>
      <text:h text:style-name="Heading_20_3" text:outline-level="3">💼 Work Experience</text:h>
      <text:p text:style-name="Text_20_body"/>
      <text:p text:style-name="P15"><draw:frame draw:style-name="fr1" draw:name="Врезка1" text:anchor-type="as-char" draw:z-index="0"><draw:text-box fo:min-height="0.041cm" fo:min-width="0.041cm"><text:h text:style-name="P16" text:outline-level="3">Founder <text:span text:style-name="T6">and </text:span>JS/TS Full-Stack Developer</text:h></draw:text-box></draw:frame></text:p>
      <text:p text:style-name="First_20_paragraph"><text:line-break/><text:span text:style-name="T3">«</text:span><text:span text:style-name="T7">VivaBite</text:span><text:span text:style-name="T3">»</text:span> — <text:span text:style-name="T8">Remote</text:span><text:line-break/><text:span text:style-name="T3">May 2025 – Present</text:span></text:p>
      <text:list text:style-name="L9">
        <text:list-item>
          <text:p text:style-name="P17">Designing and developing the <text:span text:style-name="T3">VivaBite platform</text:span>: a full-stack SaaS solution for multilingual digital menu management in restaurants and hospitality</text:p>
        </text:list-item>
        <text:list-item>
          <text:p text:style-name="P17"><text:soft-page-break/>Responsible for frontend and backend development, cloud deployment, blockchain token integration (Polygon), Telegram bot automation, and NFT-based licensing system</text:p>
        </text:list-item>
        <text:list-item>
          <text:p text:style-name="P18">Built entire infrastructure using TypeScript (Node.<text:span text:style-name="T2">js</text:span>, NestJS), Vue 3, <text:span text:style-name="T6">MongoDB</text:span>, Redis, gRPC</text:p>
        </text:list-item>
        <text:list-item>
          <text:p text:style-name="P19">Managing all aspects of system architecture, DevOps, testing, security, and CI/CD pipelines</text:p>
        </text:list-item>
      </text:list>
      <text:p text:style-name="P20"/>
      <text:p text:style-name="P20">Stack: </text:p>
      <text:list text:continue-numbering="true" text:style-name="L9">
        <text:list-header>
          <text:p text:style-name="P21">TypeScript, Node.<text:span text:style-name="T2">js</text:span>, NestJS, Vue 3, <text:span text:style-name="T6">MongoDB</text:span>, Redis, gRPC, Docker, Git<text:span text:style-name="T6">Hub actions</text:span>, ethers.js, Telegram Bot API, Chainlink, OAuth2, NFT minting, self-hosted infra</text:p>
        </text:list-header>
      </text:list>
      <text:p text:style-name="P22"/>
      <text:h text:style-name="P23" text:outline-level="3">DevOps &amp; Full-stack Developer</text:h>
      <text:p text:style-name="P15"/>
      <text:p text:style-name="P24"><text:span text:style-name="T3">«UTGiD»</text:span> — <text:span text:style-name="T8">Remote</text:span><text:line-break/><text:span text:style-name="T3">Feb 2022 – May 2025</text:span> <text:span text:style-name="T8">(paid in crypto)</text:span></text:p>
      <text:list text:style-name="L10">
        <text:list-item>
          <text:p text:style-name="P25">Built a full bare-metal cluster from scratch using ProxMox VE and migrated infrastructure from VMware to reduce licensing costs.</text:p>
        </text:list-item>
        <text:list-item>
          <text:p text:style-name="P26">Deployed internal services: mail server, GitLab CI/CD, FreeSWITCH soft-switch, Kubernetes.</text:p>
        </text:list-item>
        <text:list-item>
          <text:p text:style-name="P25">Refactored large portions of legacy backend and frontend code to modern, maintainable modules.</text:p>
        </text:list-item>
        <text:list-item>
          <text:p text:style-name="P25">Designed and implemented two admin GUIs for FreeSWITCH: one with Quarkus (Java), one with NestJS (TypeScript) using Vue 3 + Quasar frontend.</text:p>
        </text:list-item>
        <text:list-item>
          <text:p text:style-name="P25">Integrated GUIs into a custom CRM system, and secured it via Keycloak <text:span text:style-name="T5">OAuth 2</text:span> authentication (experimental).</text:p>
        </text:list-item>
        <text:list-item>
          <text:p text:style-name="P25">Maintained DX tooling for the development team (Flat ESLint, Prettier, consistent code style), containerization with Docker, and deployments to Kubernetes via GitLab-based CI/CD pipelines.</text:p>
        </text:list-item>
      </text:list>
      <text:p text:style-name="First_20_paragraph"><text:span text:style-name="T3">Stack:</text:span><text:line-break/>VMware, ProxMox VE, ProxMox Backup Server, GitLab, Kubernetes (Tanzu TKG and VM based), Node.<text:span text:style-name="T2">js</text:span>, Quarkus, TypeScript, Java, NestJS, Prisma ORM, MongoDB, PostgreSQL, Redis, RabbitMQ, Infinispan, gRPC, Keycloak, Vite, Vue 3, Quasar, ESLint, OpenVSwitch, Docker</text:p>
      <text:p text:style-name="Horizontal_20_Line"/>
      <text:h text:style-name="Heading_20_3" text:outline-level="3">Founder &amp; CTO</text:h>
      <text:p text:style-name="First_20_paragraph"><text:span text:style-name="T3">«Smart-M»</text:span> — <text:span text:style-name="T8">Kyiv, Ukraine</text:span><text:line-break/><text:span text:style-name="T3">Jun 2009 – Feb 2022</text:span></text:p>
      <text:list text:style-name="L11">
        <text:list-item>
          <text:p text:style-name="P27">Founded and scaled an IT and security systems company delivering end-to-end infrastructure for SME and enterprise clients.</text:p>
        </text:list-item>
        <text:list-item>
          <text:p text:style-name="P27">Built a high-availability cluster using AMD EPYC 72xx servers with ProxMox VE and OpenVSwitch.</text:p>
        </text:list-item>
        <text:list-item>
          <text:p text:style-name="P27">Partnered with HPE and Dell for hardware integration and support.</text:p>
        </text:list-item>
        <text:list-item>
          <text:p text:style-name="P27">Designed secure environments: VPN (site-to-site + L2TP + RIP) with MikroTik and Cisco routers, central RDP setups, VoIP systems with FreePBX.</text:p>
        </text:list-item>
        <text:list-item>
          <text:p text:style-name="P27">Supervised technicians and coordinated installation, configuration, and support of <text:span text:style-name="T3">100+ client sites</text:span>.</text:p>
        </text:list-item>
        <text:list-item>
          <text:p text:style-name="P27">Oversaw deployment of wired and wireless networks and video surveillance systems using Axis, Dahua, and Hikvision, with physical installation performed by two dedicated technician teams.</text:p>
        </text:list-item>
        <text:list-item>
          <text:p text:style-name="P27">Provided post-deployment training and long-term maintenanc<text:span text:style-name="T2">`</text:span>e for mission-critical infrastructure.</text:p>
        </text:list-item>
      </text:list>
      <text:p text:style-name="Horizontal_20_Line"/>
      <text:h text:style-name="Heading_20_3" text:outline-level="3"><text:soft-page-break/>🌐 Languages</text:h>
      <text:list text:style-name="L12">
        <text:list-item>
          <text:p text:style-name="P28">Ukrainian — Native</text:p>
        </text:list-item>
        <text:list-item>
          <text:p text:style-name="P28">Russian — Native</text:p>
        </text:list-item>
        <text:list-item>
          <text:p text:style-name="P28">English — Intermediate B1</text:p>
        </text:list-item>
        <text:list-item>
          <text:p text:style-name="P28">Spanish — Elementary A2</text:p>
        </text:list-item>
      </text:list>
      <text:p text:style-name="Horizontal_20_Line"/>
      <text:h text:style-name="Heading_20_3" text:outline-level="3">📢 Social Presence</text:h>
      <text:p text:style-name="First_20_paragraph">I don’t use <text:span text:style-name="T3">Instagram</text:span>, <text:span text:style-name="T3">Facebook</text:span>, <text:span text:style-name="T3">Threads</text:span> and <text:span text:style-name="T3">TikTok</text:span>.<text:line-break/>Instead, I build stuff and ship it.</text:p>
      <text:list text:style-name="L13">
        <text:list-item>
          <text:p text:style-name="P29"><text:a xlink:type="simple" xlink:href="mailto:serio@smounters.com" text:style-name="Internet_20_link" text:visited-style-name="Visited_20_Internet_20_Link"><text:span text:style-name="Definition">E-Mail</text:span></text:a></text:p>
        </text:list-item>
        <text:list-item>
          <text:p text:style-name="P29"><text:a xlink:type="simple" xlink:href="https://t.me/JaksonTeller" text:style-name="Internet_20_link" text:visited-style-name="Visited_20_Internet_20_Link"><text:span text:style-name="Definition">Telegram</text:span></text:a></text:p>
        </text:list-item>
        <text:list-item>
          <text:p text:style-name="P29"><text:a xlink:type="simple" xlink:href="https://wa.me/5215629909403" text:style-name="Internet_20_link" text:visited-style-name="Visited_20_Internet_20_Link"><text:span text:style-name="Definition">WhatsApp</text:span></text:a></text:p>
        </text:list-item>
        <text:list-item>
          <text:p text:style-name="P29"><text:a xlink:type="simple" xlink:href="https://x.com/SerhiiMyk" text:style-name="Internet_20_link" text:visited-style-name="Visited_20_Internet_20_Link"><text:span text:style-name="Definition">X (Twitter)</text:span></text:a> — sharing dev insights, crypto satire, and community updates</text:p>
        </text:list-item>
        <text:list-item>
          <text:p text:style-name="P29"><text:a xlink:type="simple" xlink:href="https://github.com/SergioFatalist" text:style-name="Internet_20_link" text:visited-style-name="Visited_20_Internet_20_Link"><text:span text:style-name="Definition">GitHub</text:span></text:a> — personal projects, bots, token contracts, airdrop logic, etc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 Light" fo:font-family="'Calibri Light'" style:font-style-name="Обычный" style:font-family-generic="swiss" style:font-pitch="variable" fo:font-weight="250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style:page-number="auto"/>
      <style:text-properties style:font-name="Calibri Light" fo:font-family="'Calibri Light'" style:font-style-name="Обычный" style:font-family-generic="swiss" style:font-pitch="variable" fo:font-weight="250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Frame_20_contents" style:display-name="Frame contents" style:family="paragraph" style:parent-style-name="Standard" style:class="extra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2a6099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Visited_20_Internet_20_Link" style:display-name="Visited Internet Link" style:family="text" style:parent-style-name="Internet_20_link">
      <style:text-properties style:use-window-font-color="true" loext:opacity="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.54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/>
    <dc:description/>
    <dc:subject/>
    <meta:keyword/>
    <meta:initial-creator/>
    <meta:creation-date>2025-06-19T04:53:00Z</meta:creation-date>
    <dc:date>2025-06-19T06:35:54.981962300</dc:date>
    <meta:editing-duration>PT2H53M51S</meta:editing-duration>
    <meta:editing-cycles>11</meta:editing-cycles>
    <meta:print-date>2025-06-19T06:35:08.641844600</meta:print-date>
    <meta:printed-by>Файлы PDF</meta:printed-by>
    <meta:document-statistic meta:table-count="0" meta:image-count="0" meta:object-count="0" meta:page-count="4" meta:paragraph-count="87" meta:word-count="906" meta:character-count="6517" meta:non-whitespace-character-count="5727"/>
  </office:meta>
</office:document-meta>
</file>